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AD000000EBB6B3B19B17B1A2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, Helvetica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justify" style:justify-single-word="false"/>
      <style:text-properties style:font-name="Liberation Serif" officeooo:rsid="00790944" officeooo:paragraph-rsid="001c9558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5" style:family="paragraph" style:parent-style-name="Text_20_body">
      <style:text-properties style:font-name="Liberation Serif" officeooo:rsid="0074665f" officeooo:paragraph-rsid="0074665f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letter-spacing="normal" fo:font-style="normal" fo:font-weight="normal" officeooo:rsid="0023742a" officeooo:paragraph-rsid="0023742a" style:font-name-complex="Arial1"/>
    </style:style>
    <style:style style:name="P7" style:family="paragraph" style:parent-style-name="Text_20_body">
      <style:text-properties fo:color="#404040" style:text-outline="false" style:text-line-through-style="none" style:text-line-through-type="none" style:font-name="Trebuchet MS" fo:font-size="28pt" fo:letter-spacing="normal" fo:font-style="normal" fo:text-shadow="none" style:text-underline-style="none" fo:font-weight="normal" officeooo:rsid="0074665f" officeooo:paragraph-rsid="0074665f" style:letter-kerning="true" style:font-size-asian="28pt" style:font-style-asian="normal" style:font-weight-asian="normal" style:text-emphasize="none"/>
    </style:style>
    <style:style style:name="P8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9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10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11" style:family="paragraph" style:parent-style-name="Footer">
      <style:paragraph-properties fo:text-align="end" style:justify-single-word="false"/>
      <style:text-properties officeooo:paragraph-rsid="00106ff2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c9558" officeooo:paragraph-rsid="001c9558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21aab3" style:font-size-asian="16pt" style:font-weight-asian="bold" style:font-name-complex="Arial1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257f29" style:font-size-asian="16pt" style:font-weight-asian="bold" style:font-name-complex="Arial1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6pt" officeooo:paragraph-rsid="001a2058" style:font-size-asian="16pt" style:font-name-complex="Arial1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bold" officeooo:paragraph-rsid="001a2058" style:font-weight-asian="bold" style:font-name-complex="Arial1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bold" officeooo:rsid="001c9558" officeooo:paragraph-rsid="001c9558" style:font-weight-asian="bold" style:font-name-complex="Arial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23742a" officeooo:paragraph-rsid="0023742a" style:font-name-complex="Arial1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tyle="italic" style:text-underline-style="solid" style:text-underline-width="auto" style:text-underline-color="font-color" officeooo:paragraph-rsid="001a2058" style:font-style-asian="italic" style:font-name-complex="Arial1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normal" officeooo:rsid="008de5c4" officeooo:paragraph-rsid="008c438a" style:font-weight-asian="normal" style:font-name-complex="Arial1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a" style:font-name="Liberation Serif" fo:font-size="12pt" fo:language="es" fo:country="CO" officeooo:paragraph-rsid="001a2058" style:font-name-asian="Tahoma" style:font-size-asian="12pt" style:language-asian="zh" style:country-asian="CN" style:font-name-complex="Arial1" style:font-size-complex="12pt" style:language-complex="hi" style:country-complex="IN"/>
    </style:style>
    <style:style style:name="P22" style:family="paragraph" style:parent-style-name="Standard">
      <style:paragraph-properties fo:text-align="justify" style:justify-single-word="false"/>
      <style:text-properties fo:color="#00000a" style:font-name="Liberation Serif" fo:font-size="10.5pt" fo:language="es" fo:country="CO" officeooo:paragraph-rsid="001a2058" style:font-name-asian="Tahoma" style:font-size-asian="10.5pt" style:language-asian="zh" style:country-asian="CN" style:font-name-complex="Arial1" style:font-size-complex="12pt" style:language-complex="hi" style:country-complex="IN"/>
    </style:style>
    <style:style style:name="P23" style:family="paragraph" style:parent-style-name="Standard">
      <style:paragraph-properties fo:text-align="justify" style:justify-single-word="false"/>
      <style:text-properties fo:color="#222222" style:font-name="Liberation Serif" officeooo:paragraph-rsid="001a2058" style:font-name-complex="Arial1"/>
    </style:style>
    <style:style style:name="P24" style:family="paragraph" style:parent-style-name="Standard">
      <style:paragraph-properties fo:text-align="justify" style:justify-single-word="false"/>
      <style:text-properties fo:color="#222222" style:font-name="Liberation Serif" fo:font-size="12pt" fo:language="es" fo:country="CO" officeooo:paragraph-rsid="001a2058" style:font-name-asian="Tahoma" style:font-size-asian="12pt" style:language-asian="zh" style:country-asian="CN" style:font-name-complex="Arial1" style:font-size-complex="12pt" style:language-complex="hi" style:country-complex="IN"/>
    </style:style>
    <style:style style:name="P25" style:family="paragraph" style:parent-style-name="List_20_Paragraph">
      <style:text-properties style:font-name="Liberation Serif" officeooo:paragraph-rsid="001a2058"/>
    </style:style>
    <style:style style:name="P26" style:family="paragraph" style:parent-style-name="List_20_Paragraph">
      <style:paragraph-properties fo:text-align="justify" style:justify-single-word="false"/>
      <style:text-properties style:font-name="Liberation Serif" fo:font-weight="normal" officeooo:rsid="00296f78" officeooo:paragraph-rsid="001a2058" style:font-weight-asian="normal" style:font-name-complex="Arial1" style:font-weight-complex="normal"/>
    </style:style>
    <style:style style:name="P27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Arial" fo:letter-spacing="normal" fo:font-style="normal" fo:font-weight="normal"/>
    </style:style>
    <style:style style:name="P28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29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c3337" officeooo:paragraph-rsid="001c9558" style:font-weight-asian="normal" style:font-name-complex="Arial1" style:font-weight-complex="normal"/>
    </style:style>
    <style:style style:name="P30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c9558" officeooo:paragraph-rsid="001c9558" style:font-weight-asian="normal" style:font-name-complex="Arial1" style:font-weight-complex="normal"/>
    </style:style>
    <style:style style:name="P31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e68ad" officeooo:paragraph-rsid="001e68ad" style:font-weight-asian="normal" style:font-name-complex="Arial1" style:font-weight-complex="normal"/>
    </style:style>
    <style:style style:name="P32" style:family="paragraph" style:parent-style-name="Standard" style:list-style-name="WWNum1">
      <style:paragraph-properties fo:text-align="justify" style:justify-single-word="false"/>
      <style:text-properties style:font-name="Liberation Serif" officeooo:rsid="004bf0c5" officeooo:paragraph-rsid="001c9558"/>
    </style:style>
    <style:style style:name="P33" style:family="paragraph" style:parent-style-name="Standard" style:list-style-name="WWNum1">
      <style:paragraph-properties fo:text-align="justify" style:justify-single-word="false"/>
      <style:text-properties style:font-name="Liberation Serif" officeooo:rsid="00790944" officeooo:paragraph-rsid="001c9558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tyle="italic" style:text-underline-style="solid" style:text-underline-width="auto" style:text-underline-color="font-color" officeooo:paragraph-rsid="001a2058" style:font-style-asian="italic" style:font-name-complex="Arial1"/>
    </style:style>
    <style:style style:name="P35" style:family="paragraph" style:parent-style-name="Text_20_body" style:list-style-name="WWNum1"/>
    <style:style style:name="P36" style:family="paragraph" style:parent-style-name="Text_20_body" style:list-style-name="WWNum1">
      <style:text-properties officeooo:paragraph-rsid="004bf0c5"/>
    </style:style>
    <style:style style:name="P37" style:family="paragraph" style:parent-style-name="Text_20_body" style:list-style-name="WWNum1">
      <style:text-properties style:font-name="Liberation Serif" fo:font-style="italic" style:text-underline-style="solid" style:text-underline-width="auto" style:text-underline-color="font-color" officeooo:paragraph-rsid="00530f60" style:font-style-asian="italic" style:font-style-complex="italic"/>
    </style:style>
    <style:style style:name="P38" style:family="paragraph" style:parent-style-name="Text_20_body" style:list-style-name="WWNum1">
      <style:text-properties style:font-name="Liberation Serif" fo:font-style="italic" style:text-underline-style="solid" style:text-underline-width="auto" style:text-underline-color="font-color" officeooo:rsid="0081137a" officeooo:paragraph-rsid="007f89bf" style:font-style-asian="italic" style:font-style-complex="italic"/>
    </style:style>
    <style:style style:name="P39" style:family="paragraph" style:parent-style-name="Text_20_body" style:list-style-name="WWNum1">
      <style:text-properties officeooo:rsid="0079232e" officeooo:paragraph-rsid="0079232e"/>
    </style:style>
    <style:style style:name="P40" style:family="paragraph" style:parent-style-name="Text_20_body" style:list-style-name="WWNum1">
      <style:text-properties officeooo:rsid="007bf03f" officeooo:paragraph-rsid="007bf03f"/>
    </style:style>
    <style:style style:name="P41" style:family="paragraph" style:parent-style-name="Text_20_body" style:list-style-name="WWNum1">
      <style:text-properties officeooo:rsid="007cd583" officeooo:paragraph-rsid="007cd583"/>
    </style:style>
    <style:style style:name="P42" style:family="paragraph" style:parent-style-name="Text_20_body" style:list-style-name="WWNum2"/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Heading_20_1">
      <style:text-properties style:font-name="Liberation Serif" fo:font-weight="bold" style:font-weight-asian="bold" style:font-weight-complex="bold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text-properties style:font-name="Liberation Serif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List_20_Paragraph" style:list-style-name="WWNum10">
      <style:paragraph-properties fo:text-align="justify" style:justify-single-word="false"/>
      <style:text-properties style:font-name="Liberation Serif" fo:font-weight="normal" officeooo:rsid="00296f78" officeooo:paragraph-rsid="001a2058" style:font-weight-asian="normal" style:font-name-complex="Arial1" style:font-weight-complex="normal"/>
    </style:style>
    <style:style style:name="P51" style:family="paragraph" style:parent-style-name="List_20_Paragraph" style:list-style-name="WWNum10">
      <style:paragraph-properties fo:text-align="justify" style:justify-single-word="false"/>
      <style:text-properties style:font-name="Liberation Serif" fo:font-weight="normal" officeooo:rsid="005b6d2f" officeooo:paragraph-rsid="005b6d2f" style:font-weight-asian="normal" style:font-name-complex="Arial1" style:font-weight-complex="normal"/>
    </style:style>
    <style:style style:name="P5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style:font-name="Liberation Serif" fo:font-weight="bold" officeooo:rsid="00815193" style:font-weight-asian="bold" style:font-name-complex="Arial1" style:font-weight-complex="bold"/>
    </style:style>
    <style:style style:name="T2" style:family="text">
      <style:text-properties style:font-name="Liberation Serif" fo:font-weight="bold" style:font-weight-asian="bold" style:font-name-complex="Arial1" style:font-weight-complex="bold"/>
    </style:style>
    <style:style style:name="T3" style:family="text">
      <style:text-properties style:font-name="Liberation Serif" fo:font-weight="normal" officeooo:rsid="0082cc5a" style:font-weight-asian="normal" style:font-name-complex="Arial1" style:font-weight-complex="normal"/>
    </style:style>
    <style:style style:name="T4" style:family="text">
      <style:text-properties style:font-name="Liberation Serif" fo:font-weight="bold" officeooo:rsid="0084b295" style:font-weight-asian="bold" style:font-name-complex="Arial1" style:font-weight-complex="bold"/>
    </style:style>
    <style:style style:name="T5" style:family="text">
      <style:text-properties style:font-name="Liberation Serif" fo:font-weight="normal" officeooo:rsid="0084b295" style:font-weight-asian="normal" style:font-name-complex="Arial1" style:font-weight-complex="normal"/>
    </style:style>
    <style:style style:name="T6" style:family="text">
      <style:text-properties style:font-name="Liberation Serif" fo:font-weight="bold" officeooo:rsid="002a645d" style:font-weight-asian="bold" style:font-name-complex="Arial1" style:font-weight-complex="bold"/>
    </style:style>
    <style:style style:name="T7" style:family="text">
      <style:text-properties style:font-name="Liberation Serif" fo:font-weight="normal" officeooo:rsid="008b19ff" style:font-weight-asian="normal" style:font-name-complex="Arial1" style:font-weight-complex="normal"/>
    </style:style>
    <style:style style:name="T8" style:family="text">
      <style:text-properties style:font-name="Liberation Serif" fo:font-weight="bold" officeooo:rsid="008dddf9" style:font-weight-asian="bold" style:font-name-complex="Arial1" style:font-weight-complex="bold"/>
    </style:style>
    <style:style style:name="T9" style:family="text">
      <style:text-properties style:font-name="Liberation Serif" fo:font-weight="normal" officeooo:rsid="008de5c4" style:font-weight-asian="normal" style:font-name-complex="Arial1" style:font-weight-complex="normal"/>
    </style:style>
    <style:style style:name="T10" style:family="text">
      <style:text-properties fo:font-weight="bold" style:font-weight-asian="bold" style:font-name-complex="Arial1" style:font-weight-complex="bold"/>
    </style:style>
    <style:style style:name="T11" style:family="text">
      <style:text-properties fo:font-weight="bold" officeooo:rsid="00296f78" style:font-weight-asian="bold" style:font-name-complex="Arial1" style:font-weight-complex="bold"/>
    </style:style>
    <style:style style:name="T12" style:family="text">
      <style:text-properties fo:font-weight="bold" officeooo:rsid="001c3337" style:font-weight-asian="bold" style:font-name-complex="Arial1" style:font-weight-complex="bold"/>
    </style:style>
    <style:style style:name="T13" style:family="text">
      <style:text-properties fo:font-weight="bold" officeooo:rsid="0055f118" style:font-weight-asian="bold" style:font-name-complex="Arial1" style:font-weight-complex="bold"/>
    </style:style>
    <style:style style:name="T14" style:family="text">
      <style:text-properties fo:font-weight="bold" officeooo:rsid="00815193" style:font-weight-asian="bold" style:font-name-complex="Arial1" style:font-weight-complex="bold"/>
    </style:style>
    <style:style style:name="T15" style:family="text">
      <style:text-properties fo:font-weight="bold" officeooo:rsid="0082cc5a" style:font-weight-asian="bold" style:font-name-complex="Arial1" style:font-weight-complex="bold"/>
    </style:style>
    <style:style style:name="T16" style:family="text">
      <style:text-properties fo:font-weight="bold" officeooo:rsid="0084b295" style:font-weight-asian="bold" style:font-name-complex="Arial1" style:font-weight-complex="bold"/>
    </style:style>
    <style:style style:name="T17" style:family="text">
      <style:text-properties fo:font-weight="bold" officeooo:rsid="00296f78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267e6b" style:font-name-complex="Arial1"/>
    </style:style>
    <style:style style:name="T20" style:family="text">
      <style:text-properties officeooo:rsid="0055efea" style:font-name-complex="Arial1"/>
    </style:style>
    <style:style style:name="T21" style:family="text">
      <style:text-properties officeooo:rsid="0058e049" style:font-name-complex="Arial1"/>
    </style:style>
    <style:style style:name="T22" style:family="text">
      <style:text-properties officeooo:rsid="0082cc5a" style:font-name-complex="Arial1"/>
    </style:style>
    <style:style style:name="T23" style:family="text">
      <style:text-properties officeooo:rsid="00892aee" style:font-name-complex="Arial1"/>
    </style:style>
    <style:style style:name="T24" style:family="text">
      <style:text-properties officeooo:rsid="008b19ff" style:font-name-complex="Arial1"/>
    </style:style>
    <style:style style:name="T25" style:family="text">
      <style:text-properties officeooo:rsid="009164eb" style:font-name-complex="Arial1"/>
    </style:style>
    <style:style style:name="T26" style:family="text">
      <style:text-properties fo:font-weight="normal" style:font-weight-asian="normal" style:font-name-complex="Arial1" style:font-weight-complex="normal"/>
    </style:style>
    <style:style style:name="T27" style:family="text">
      <style:text-properties fo:font-weight="normal" officeooo:rsid="00296f78" style:font-weight-asian="normal" style:font-name-complex="Arial1" style:font-weight-complex="normal"/>
    </style:style>
    <style:style style:name="T28" style:family="text">
      <style:text-properties fo:font-weight="normal" officeooo:rsid="003d292a" style:font-weight-asian="normal" style:font-name-complex="Arial1" style:font-weight-complex="normal"/>
    </style:style>
    <style:style style:name="T29" style:family="text">
      <style:text-properties fo:font-weight="normal" officeooo:rsid="0082cc5a" style:font-weight-asian="normal" style:font-name-complex="Arial1" style:font-weight-complex="normal"/>
    </style:style>
    <style:style style:name="T30" style:family="text">
      <style:text-properties fo:font-weight="normal" officeooo:rsid="0084b295" style:font-weight-asian="normal" style:font-name-complex="Arial1" style:font-weight-complex="normal"/>
    </style:style>
    <style:style style:name="T31" style:family="text">
      <style:text-properties fo:font-weight="normal" officeooo:rsid="00879df4" style:font-weight-asian="normal" style:font-name-complex="Arial1" style:font-weight-complex="normal"/>
    </style:style>
    <style:style style:name="T32" style:family="text">
      <style:text-properties fo:font-weight="normal" officeooo:rsid="0087b0c8" style:font-weight-asian="normal" style:font-name-complex="Arial1" style:font-weight-complex="normal"/>
    </style:style>
    <style:style style:name="T33" style:family="text">
      <style:text-properties fo:font-weight="normal" officeooo:rsid="0087cda1" style:font-weight-asian="normal" style:font-name-complex="Arial1" style:font-weight-complex="normal"/>
    </style:style>
    <style:style style:name="T34" style:family="text">
      <style:text-properties fo:font-weight="normal" officeooo:rsid="00892aee" style:font-weight-asian="normal" style:font-name-complex="Arial1" style:font-weight-complex="normal"/>
    </style:style>
    <style:style style:name="T35" style:family="text">
      <style:text-properties fo:font-weight="normal" officeooo:rsid="008b19ff" style:font-weight-asian="normal" style:font-name-complex="Arial1" style:font-weight-complex="normal"/>
    </style:style>
    <style:style style:name="T36" style:family="text">
      <style:text-properties fo:font-weight="normal" officeooo:rsid="0096a131" style:font-weight-asian="normal" style:font-name-complex="Arial1" style:font-weight-complex="normal"/>
    </style:style>
    <style:style style:name="T37" style:family="text">
      <style:text-properties fo:font-weight="normal" officeooo:rsid="00296f78" style:font-weight-asian="normal" style:font-weight-complex="normal"/>
    </style:style>
    <style:style style:name="T38" style:family="text">
      <style:text-properties fo:font-weight="normal" officeooo:rsid="008b19ff" style:font-weight-asian="normal" style:font-weight-complex="normal"/>
    </style:style>
    <style:style style:name="T39" style:family="text">
      <style:text-properties fo:font-weight="normal" officeooo:rsid="009164eb" style:font-weight-asian="normal" style:font-weight-complex="normal"/>
    </style:style>
    <style:style style:name="T40" style:family="text">
      <style:text-properties fo:font-size="16pt" style:font-size-asian="16pt" style:font-name-complex="Arial1" style:font-size-complex="16pt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style:font-name-complex="Arial1"/>
    </style:style>
    <style:style style:name="T43" style:family="text">
      <style:text-properties style:font-name="Liberation Serif" fo:font-weight="normal" officeooo:rsid="00296f78" style:font-weight-asian="normal" style:font-name-complex="Arial1" style:font-weight-complex="normal"/>
    </style:style>
    <style:style style:name="T44" style:family="text">
      <style:text-properties style:font-name="Liberation Serif" fo:font-weight="normal" officeooo:rsid="008b19ff" style:font-weight-asian="normal" style:font-name-complex="Arial1" style:font-weight-complex="normal"/>
    </style:style>
    <style:style style:name="T45" style:family="text">
      <style:text-properties style:font-name="Liberation Serif" fo:font-weight="normal" officeooo:rsid="008de5c4" style:font-weight-asian="normal" style:font-name-complex="Arial1" style:font-weight-complex="normal"/>
    </style:style>
    <style:style style:name="T46" style:family="text">
      <style:text-properties style:font-name="Liberation Serif" fo:font-weight="normal" officeooo:rsid="008f1683" style:font-weight-asian="normal" style:font-name-complex="Arial1" style:font-weight-complex="normal"/>
    </style:style>
    <style:style style:name="T47" style:family="text">
      <style:text-properties style:font-name="Liberation Serif" fo:font-weight="normal" officeooo:rsid="0082cc5a" style:font-weight-asian="normal" style:font-name-complex="Arial1" style:font-weight-complex="normal"/>
    </style:style>
    <style:style style:name="T48" style:family="text">
      <style:text-properties style:font-name="Liberation Serif" fo:font-weight="normal" officeooo:rsid="0084b295" style:font-weight-asian="normal" style:font-name-complex="Arial1" style:font-weight-complex="normal"/>
    </style:style>
    <style:style style:name="T49" style:family="text">
      <style:text-properties style:font-name="Liberation Serif" fo:font-weight="normal" officeooo:rsid="0096a131" style:font-weight-asian="normal" style:font-name-complex="Arial1" style:font-weight-complex="normal"/>
    </style:style>
    <style:style style:name="T50" style:family="text">
      <style:text-properties style:font-name="Liberation Serif" fo:font-weight="bold" style:font-weight-asian="bold" style:font-name-complex="Arial1" style:font-weight-complex="bold"/>
    </style:style>
    <style:style style:name="T51" style:family="text">
      <style:text-properties style:font-name="Liberation Serif" fo:font-weight="bold" officeooo:rsid="008c438a" style:font-weight-asian="bold" style:font-name-complex="Arial1" style:font-weight-complex="bold"/>
    </style:style>
    <style:style style:name="T52" style:family="text">
      <style:text-properties style:font-name="Liberation Serif" fo:font-weight="bold" officeooo:rsid="008dddf9" style:font-weight-asian="bold" style:font-name-complex="Arial1" style:font-weight-complex="bold"/>
    </style:style>
    <style:style style:name="T53" style:family="text">
      <style:text-properties style:font-name="Liberation Serif" fo:font-weight="bold" officeooo:rsid="00815193" style:font-weight-asian="bold" style:font-name-complex="Arial1" style:font-weight-complex="bold"/>
    </style:style>
    <style:style style:name="T54" style:family="text">
      <style:text-properties style:font-name="Liberation Serif" fo:font-weight="bold" officeooo:rsid="0084b295" style:font-weight-asian="bold" style:font-name-complex="Arial1" style:font-weight-complex="bold"/>
    </style:style>
    <style:style style:name="T55" style:family="text">
      <style:text-properties style:font-name="Liberation Serif" fo:font-weight="bold" officeooo:rsid="002a645d" style:font-weight-asian="bold" style:font-name-complex="Arial1" style:font-weight-complex="bold"/>
    </style:style>
    <style:style style:name="T56" style:family="text">
      <style:text-properties style:font-name="Liberation Serif" fo:font-size="16pt" fo:font-weight="bold" style:font-size-asian="16pt" style:font-weight-asian="bold" style:font-name-complex="Arial1" style:font-size-complex="16pt" style:font-weight-complex="bold"/>
    </style:style>
    <style:style style:name="T57" style:family="text">
      <style:text-properties style:font-name="Liberation Serif" fo:font-size="16pt" fo:font-weight="bold" officeooo:rsid="0023fd62" style:font-size-asian="16pt" style:font-weight-asian="bold" style:font-name-complex="Arial1" style:font-size-complex="16pt" style:font-weight-complex="bold"/>
    </style:style>
    <style:style style:name="T58" style:family="text">
      <style:text-properties style:font-name="Liberation Serif" officeooo:rsid="0043e240"/>
    </style:style>
    <style:style style:name="T59" style:family="text">
      <style:text-properties officeooo:rsid="00530f60"/>
    </style:style>
    <style:style style:name="T60" style:family="text">
      <style:text-properties officeooo:rsid="0075a423"/>
    </style:style>
    <style:style style:name="T61" style:family="text">
      <style:text-properties officeooo:rsid="007aee64"/>
    </style:style>
    <style:style style:name="T62" style:family="text">
      <style:text-properties officeooo:rsid="007c8560"/>
    </style:style>
    <style:style style:name="T63" style:family="text">
      <style:text-properties officeooo:rsid="007db66b"/>
    </style:style>
    <style:style style:name="T64" style:family="text">
      <style:text-properties officeooo:rsid="007e57a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37177728" text:id="ct37177728">
          <text:insertion>
            <office:change-info>
              <dc:creator>Unknown Author</dc:creator>
              <dc:date>2016-09-27T16:16:00</dc:date>
            </office:change-info>
          </text:insertion>
        </text:changed-region>
        <text:changed-region xml:id="ct37160048" text:id="ct37160048">
          <text:insertion>
            <office:change-info>
              <dc:creator>Julian Raigosa</dc:creator>
              <dc:date>2016-07-28T08:40:00</dc:date>
            </office:change-info>
          </text:insertion>
        </text:changed-region>
        <text:changed-region xml:id="ct37147440" text:id="ct37147440">
          <text:insertion>
            <office:change-info>
              <dc:creator>Julian Raigosa</dc:creator>
              <dc:date>2016-08-19T17:07:00</dc:date>
            </office:change-info>
          </text:insertion>
        </text:changed-region>
        <text:changed-region xml:id="ct37222304" text:id="ct37222304">
          <text:insertion>
            <office:change-info>
              <dc:creator>Julian Raigosa</dc:creator>
              <dc:date>2016-07-28T08:40:00</dc:date>
            </office:change-info>
          </text:insertion>
        </text:changed-region>
        <text:changed-region xml:id="ct37148000" text:id="ct37148000">
          <text:insertion>
            <office:change-info>
              <dc:creator>Julian Raigosa</dc:creator>
              <dc:date>2016-07-28T08:41:00</dc:date>
            </office:change-info>
          </text:insertion>
        </text:changed-region>
        <text:changed-region xml:id="ct36811904" text:id="ct36811904">
          <text:insertion>
            <office:change-info>
              <dc:creator>Julian Raigosa</dc:creator>
              <dc:date>2016-07-28T08:45:00</dc:date>
            </office:change-info>
          </text:insertion>
        </text:changed-region>
        <text:changed-region xml:id="ct37759968" text:id="ct37759968">
          <text:deletion>
            <office:change-info>
              <dc:creator>Unknown Author</dc:creator>
              <dc:date>2016-09-27T16:13:00</dc:date>
            </office:change-info>
            <text:list xml:id="list6476532740046128666" text:style-name="WWNum1">
              <text:list-header>
                <text:p text:style-name="P1"/>
              </text:list-header>
              <text:list-item>
                <text:p text:style-name="P1"/>
              </text:list-item>
            </text:list>
          </text:deletion>
          <text:insertion>
            <office:change-info office:chg-author="Julian Raigosa" office:chg-date-time="2016-07-28T08:45:00"/>
          </text:insertion>
        </text:changed-region>
        <text:changed-region xml:id="ct37047600" text:id="ct37047600">
          <text:insertion>
            <office:change-info>
              <dc:creator>Julian Raigosa</dc:creator>
              <dc:date>2016-09-16T09:50:00</dc:date>
            </office:change-info>
          </text:insertion>
        </text:changed-region>
        <text:changed-region xml:id="ct37047824" text:id="ct37047824">
          <text:insertion>
            <office:change-info>
              <dc:creator>Julian Raigosa</dc:creator>
              <dc:date>2016-09-16T09:51:00</dc:date>
            </office:change-info>
          </text:insertion>
        </text:changed-region>
        <text:changed-region xml:id="ct37048048" text:id="ct37048048">
          <text:insertion>
            <office:change-info>
              <dc:creator>Julian Raigosa</dc:creator>
              <dc:date>2016-09-16T09:52:00</dc:date>
            </office:change-info>
          </text:insertion>
        </text:changed-region>
        <text:changed-region xml:id="ct37698832" text:id="ct3769883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37387088" text:id="ct37387088">
          <text:insertion>
            <office:change-info>
              <dc:creator>Julian Raigosa</dc:creator>
              <dc:date>2016-08-20T08:57:00</dc:date>
            </office:change-info>
          </text:insertion>
        </text:changed-region>
        <text:changed-region xml:id="ct36937728" text:id="ct3693772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8385584" text:id="ct78385584">
          <text:insertion>
            <office:change-info>
              <dc:creator>Unknown Author</dc:creator>
              <dc:date>2016-09-27T16:14:00</dc:date>
            </office:change-info>
          </text:insertion>
        </text:changed-region>
        <text:changed-region xml:id="ct62388608" text:id="ct62388608">
          <text:deletion>
            <office:change-info>
              <dc:creator>Unknown Author</dc:creator>
              <dc:date>2016-09-27T16:14:00</dc:date>
            </office:change-info>
            <text:h text:style-name="P2" text:outline-level="1"/>
            <text:h text:style-name="Heading_20_1" text:outline-level="1"/>
          </text:deletion>
          <text:insertion>
            <office:change-info office:chg-author="Julian Raigosa" office:chg-date-time="2016-07-18T17:55:00"/>
          </text:insertion>
        </text:changed-region>
        <text:changed-region xml:id="ct36937952" text:id="ct36937952">
          <text:deletion>
            <office:change-info>
              <dc:creator>Unknown Author</dc:creator>
              <dc:date>2016-09-23T16:42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37345968" text:id="ct3734596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30435248" text:id="ct30435248">
          <text:deletion>
            <office:change-info>
              <dc:creator>Unknown Author</dc:creator>
              <dc:date>2016-09-27T16:14:00</dc:date>
            </office:change-info>
            <text:h text:style-name="Heading_20_2" text:outline-level="2"><text:span text:style-name="T1">:</text:span></text:h>
          </text:deletion>
          <text:insertion>
            <office:change-info office:chg-author="Julian Raigosa" office:chg-date-time="2016-07-18T17:55:00"/>
          </text:insertion>
        </text:changed-region>
        <text:changed-region xml:id="ct30323264" text:id="ct30323264">
          <text:insertion>
            <office:change-info>
              <dc:creator>Unknown Author</dc:creator>
              <dc:date>2016-09-27T16:14:00</dc:date>
            </office:change-info>
          </text:insertion>
        </text:changed-region>
        <text:changed-region xml:id="ct78902592" text:id="ct78902592">
          <text:deletion>
            <office:change-info>
              <dc:creator>Unknown Author</dc:creator>
              <dc:date>2016-09-27T16:14:00</dc:date>
            </office:change-info>
            <text:p text:style-name="Text_20_body"><text:span text:style-name="T2"><text:s/></text:span><text:span text:style-name="T3">e</text:span></text:p>
          </text:deletion>
          <text:insertion>
            <office:change-info office:chg-author="Julian Raigosa" office:chg-date-time="2016-07-18T17:55:00"/>
          </text:insertion>
        </text:changed-region>
        <text:changed-region xml:id="ct80716144" text:id="ct80716144">
          <text:insertion>
            <office:change-info>
              <dc:creator>Unknown Author</dc:creator>
              <dc:date>2016-09-27T16:14:00</dc:date>
            </office:change-info>
          </text:insertion>
        </text:changed-region>
        <text:changed-region xml:id="ct81063088" text:id="ct8106308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8380688" text:id="ct78380688">
          <text:insertion>
            <office:change-info>
              <dc:creator>Unknown Author</dc:creator>
              <dc:date>2016-09-27T16:14:00</dc:date>
            </office:change-info>
          </text:insertion>
        </text:changed-region>
        <text:changed-region xml:id="ct78119728" text:id="ct7811972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8824560" text:id="ct78824560">
          <text:insertion>
            <office:change-info>
              <dc:creator>Unknown Author</dc:creator>
              <dc:date>2016-09-27T16:14:00</dc:date>
            </office:change-info>
          </text:insertion>
        </text:changed-region>
        <text:changed-region xml:id="ct27235888" text:id="ct2723588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8442752" text:id="ct78442752">
          <text:insertion>
            <office:change-info>
              <dc:creator>Unknown Author</dc:creator>
              <dc:date>2016-09-27T16:14:00</dc:date>
            </office:change-info>
          </text:insertion>
        </text:changed-region>
        <text:changed-region xml:id="ct30511104" text:id="ct30511104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8687152" text:id="ct78687152">
          <text:insertion>
            <office:change-info>
              <dc:creator>Unknown Author</dc:creator>
              <dc:date>2016-09-27T16:14:00</dc:date>
            </office:change-info>
          </text:insertion>
        </text:changed-region>
        <text:changed-region xml:id="ct30496928" text:id="ct3049692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29404960" text:id="ct29404960">
          <text:deletion>
            <office:change-info>
              <dc:creator>Unknown Author</dc:creator>
              <dc:date>2016-09-27T16:15:00</dc:date>
            </office:change-info>
            <text:h text:style-name="Heading_20_2" text:outline-level="2"><text:span text:style-name="T4">:</text:span></text:h>
          </text:deletion>
          <text:insertion>
            <office:change-info office:chg-author="Julian Raigosa" office:chg-date-time="2016-07-18T17:55:00"/>
          </text:insertion>
        </text:changed-region>
        <text:changed-region xml:id="ct77272896" text:id="ct77272896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78103792" text:id="ct78103792">
          <text:deletion>
            <office:change-info>
              <dc:creator>Unknown Author</dc:creator>
              <dc:date>2016-09-27T16:15:00</dc:date>
            </office:change-info>
            <text:p text:style-name="Text_20_body"><text:span text:style-name="T2"><text:s/></text:span><text:span text:style-name="T5">s</text:span></text:p>
          </text:deletion>
          <text:insertion>
            <office:change-info office:chg-author="Julian Raigosa" office:chg-date-time="2016-07-18T17:55:00"/>
          </text:insertion>
        </text:changed-region>
        <text:changed-region xml:id="ct29721088" text:id="ct29721088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81094432" text:id="ct8109443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7646352" text:id="ct77646352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77390768" text:id="ct7739076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7321296" text:id="ct77321296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29543856" text:id="ct2954385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7272672" text:id="ct77272672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77430704" text:id="ct77430704">
          <text:deletion>
            <office:change-info>
              <dc:creator>Unknown Author</dc:creator>
              <dc:date>2016-09-27T16:15:00</dc:date>
            </office:change-info>
            <text:p text:style-name="Text_20_body"><text:span text:style-name="T6">:</text:span><text:span text:style-name="T6"> </text:span><text:span text:style-name="T7">u</text:span></text:p>
          </text:deletion>
          <text:insertion>
            <office:change-info office:chg-author="Julian Raigosa" office:chg-date-time="2016-07-18T17:55:00"/>
          </text:insertion>
        </text:changed-region>
        <text:changed-region xml:id="ct77440496" text:id="ct77440496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77394944" text:id="ct77394944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1894896" text:id="ct61894896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30437440" text:id="ct3043744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3709936" text:id="ct63709936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29769792" text:id="ct2976979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7413072" text:id="ct77413072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33595248" text:id="ct3359524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7540896" text:id="ct77540896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61441296" text:id="ct6144129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37350032" text:id="ct37350032">
          <text:insertion>
            <office:change-info>
              <dc:creator>Julian Raigosa</dc:creator>
              <dc:date>2016-08-20T09:22:00</dc:date>
            </office:change-info>
          </text:insertion>
        </text:changed-region>
        <text:changed-region xml:id="ct37349440" text:id="ct37349440">
          <text:insertion>
            <office:change-info>
              <dc:creator>Julian Raigosa</dc:creator>
              <dc:date>2016-09-16T16:13:00</dc:date>
            </office:change-info>
          </text:insertion>
        </text:changed-region>
        <text:changed-region xml:id="ct37350864" text:id="ct37350864">
          <text:insertion>
            <office:change-info>
              <dc:creator>Julian Raigosa</dc:creator>
              <dc:date>2016-09-16T16:42:00</dc:date>
            </office:change-info>
          </text:insertion>
        </text:changed-region>
        <text:changed-region xml:id="ct37477152" text:id="ct37477152">
          <text:deletion>
            <office:change-info>
              <dc:creator>Unknown Author</dc:creator>
              <dc:date>2016-09-27T16:16:00</dc:date>
            </office:change-info>
            <text:h text:style-name="P3" text:outline-level="2"><text:span text:style-name="T7">4</text:span></text:h>
          </text:deletion>
          <text:insertion>
            <office:change-info office:chg-author="Julian Raigosa" office:chg-date-time="2016-09-16T16:42:00"/>
          </text:insertion>
        </text:changed-region>
        <text:changed-region xml:id="ct80422000" text:id="ct80422000">
          <text:deletion>
            <office:change-info>
              <dc:creator>Unknown Author</dc:creator>
              <dc:date>2016-09-27T16:16:00</dc:date>
            </office:change-info>
            <text:h text:style-name="P3" text:outline-level="2"><text:span text:style-name="T7">.</text:span></text:h>
          </text:deletion>
          <text:insertion>
            <office:change-info office:chg-author="Julian Raigosa" office:chg-date-time="2016-09-16T16:43:00"/>
          </text:insertion>
        </text:changed-region>
        <text:changed-region xml:id="ct70185024" text:id="ct70185024">
          <text:deletion>
            <office:change-info>
              <dc:creator>Unknown Author</dc:creator>
              <dc:date>2016-09-27T16:16:00</dc:date>
            </office:change-info>
            <text:h text:style-name="P3" text:outline-level="2"><text:span text:style-name="T7"><text:s/></text:span></text:h>
          </text:deletion>
          <text:insertion>
            <office:change-info office:chg-author="Julian Raigosa" office:chg-date-time="2016-09-16T16:43:00"/>
          </text:insertion>
        </text:changed-region>
        <text:changed-region xml:id="ct37346272" text:id="ct37346272">
          <text:insertion>
            <office:change-info>
              <dc:creator>Julian Raigosa</dc:creator>
              <dc:date>2016-09-16T16:43:00</dc:date>
            </office:change-info>
          </text:insertion>
        </text:changed-region>
        <text:changed-region xml:id="ct36982704" text:id="ct36982704">
          <text:insertion>
            <office:change-info>
              <dc:creator>Julian Raigosa</dc:creator>
              <dc:date>2016-09-16T16:48:00</dc:date>
            </office:change-info>
          </text:insertion>
        </text:changed-region>
        <text:changed-region xml:id="ct77475888" text:id="ct77475888">
          <text:insertion>
            <office:change-info>
              <dc:creator>Unknown Author</dc:creator>
              <dc:date>2016-09-27T16:15:00</dc:date>
            </office:change-info>
          </text:insertion>
        </text:changed-region>
        <text:changed-region xml:id="ct30371968" text:id="ct30371968">
          <text:insertion>
            <office:change-info>
              <dc:creator>Unknown Author</dc:creator>
              <dc:date>2016-09-27T16:16:00</dc:date>
            </office:change-info>
          </text:insertion>
        </text:changed-region>
        <text:changed-region xml:id="ct63813504" text:id="ct63813504">
          <text:deletion>
            <office:change-info>
              <dc:creator>Unknown Author</dc:creator>
              <dc:date>2016-09-27T16:15:00</dc:date>
            </office:change-info>
            <text:p text:style-name="Text_20_body"><text:span text:style-name="T8">:</text:span></text:p>
          </text:deletion>
          <text:insertion>
            <office:change-info office:chg-author="Julian Raigosa" office:chg-date-time="2016-09-16T16:48:00"/>
          </text:insertion>
        </text:changed-region>
        <text:changed-region xml:id="ct37006864" text:id="ct37006864">
          <text:deletion>
            <office:change-info>
              <dc:creator>Unknown Author</dc:creator>
              <dc:date>2016-09-27T16:16:00</dc:date>
            </office:change-info>
            <text:p text:style-name="Text_20_body"><text:span text:style-name="T8"><text:s/></text:span></text:p>
          </text:deletion>
          <text:insertion>
            <office:change-info office:chg-author="Julian Raigosa" office:chg-date-time="2016-09-16T16:49:00"/>
          </text:insertion>
        </text:changed-region>
        <text:changed-region xml:id="ct63786576" text:id="ct63786576">
          <text:deletion>
            <office:change-info>
              <dc:creator>Unknown Author</dc:creator>
              <dc:date>2016-09-27T16:16:00</dc:date>
            </office:change-info>
            <text:p text:style-name="Text_20_body"><text:span text:style-name="T9">u</text:span></text:p>
          </text:deletion>
          <text:insertion>
            <office:change-info office:chg-author="Julian Raigosa" office:chg-date-time="2016-09-16T16:49:00"/>
          </text:insertion>
        </text:changed-region>
        <text:changed-region xml:id="ct77635456" text:id="ct77635456">
          <text:insertion>
            <office:change-info>
              <dc:creator>Unknown Author</dc:creator>
              <dc:date>2016-09-27T16:16:00</dc:date>
            </office:change-info>
          </text:insertion>
        </text:changed-region>
        <text:changed-region xml:id="ct36985488" text:id="ct36985488">
          <text:insertion>
            <office:change-info>
              <dc:creator>Julian Raigosa</dc:creator>
              <dc:date>2016-09-16T16:49:00</dc:date>
            </office:change-info>
          </text:insertion>
        </text:changed-region>
        <text:changed-region xml:id="ct36987360" text:id="ct36987360">
          <text:insertion>
            <office:change-info>
              <dc:creator>Julian Raigosa</dc:creator>
              <dc:date>2016-09-16T16:50:00</dc:date>
            </office:change-info>
          </text:insertion>
        </text:changed-region>
        <text:changed-region xml:id="ct77341584" text:id="ct77341584">
          <text:insertion>
            <office:change-info>
              <dc:creator>Unknown Author</dc:creator>
              <dc:date>2016-09-27T16:16:00</dc:date>
            </office:change-info>
          </text:insertion>
        </text:changed-region>
        <text:changed-region xml:id="ct77551296" text:id="ct77551296">
          <text:insertion>
            <office:change-info>
              <dc:creator>Julian Raigosa</dc:creator>
              <dc:date>2016-09-16T16:50:00</dc:date>
            </office:change-info>
          </text:insertion>
        </text:changed-region>
        <text:changed-region xml:id="ct77517184" text:id="ct77517184">
          <text:deletion>
            <office:change-info>
              <dc:creator>Unknown Author</dc:creator>
              <dc:date>2016-09-27T16:16:00</dc:date>
            </office:change-info>
            <text:p text:style-name="Text_20_body"><text:span text:style-name="T9"><text:tab/></text:span></text:p>
          </text:deletion>
          <text:insertion>
            <office:change-info office:chg-author="Julian Raigosa" office:chg-date-time="2016-09-16T16:50:00"/>
          </text:insertion>
        </text:changed-region>
        <text:changed-region xml:id="ct37051200" text:id="ct37051200">
          <text:insertion>
            <office:change-info>
              <dc:creator>Julian Raigosa</dc:creator>
              <dc:date>2016-09-16T16:50:00</dc:date>
            </office:change-info>
          </text:insertion>
        </text:changed-region>
        <text:changed-region xml:id="ct77374864" text:id="ct77374864">
          <text:insertion>
            <office:change-info>
              <dc:creator>Unknown Author</dc:creator>
              <dc:date>2016-09-27T16:16:00</dc:date>
            </office:change-info>
          </text:insertion>
        </text:changed-region>
        <text:changed-region xml:id="ct69954432" text:id="ct69954432">
          <text:insertion>
            <office:change-info>
              <dc:creator>Julian Raigosa</dc:creator>
              <dc:date>2016-09-16T16:50:00</dc:date>
            </office:change-info>
          </text:insertion>
        </text:changed-region>
        <text:changed-region xml:id="ct37203056" text:id="ct37203056">
          <text:insertion>
            <office:change-info>
              <dc:creator>Julian Raigosa</dc:creator>
              <dc:date>2016-09-16T16:51:00</dc:date>
            </office:change-info>
          </text:insertion>
        </text:changed-region>
        <text:changed-region xml:id="ct77444992" text:id="ct77444992">
          <text:deletion>
            <office:change-info>
              <dc:creator>Unknown Author</dc:creator>
              <dc:date>2016-09-27T16:16:00</dc:date>
            </office:change-info>
            <text:p text:style-name="Text_20_body"><text:span text:style-name="T9"><text:tab/></text:span></text:p>
          </text:deletion>
          <text:insertion>
            <office:change-info office:chg-author="Julian Raigosa" office:chg-date-time="2016-09-16T16:51:00"/>
          </text:insertion>
        </text:changed-region>
        <text:changed-region xml:id="ct77501536" text:id="ct77501536">
          <text:insertion>
            <office:change-info>
              <dc:creator>Julian Raigosa</dc:creator>
              <dc:date>2016-09-16T16:51:00</dc:date>
            </office:change-info>
          </text:insertion>
        </text:changed-region>
        <text:changed-region xml:id="ct77548080" text:id="ct77548080">
          <text:insertion>
            <office:change-info>
              <dc:creator>Unknown Author</dc:creator>
              <dc:date>2016-09-27T16:16:00</dc:date>
            </office:change-info>
          </text:insertion>
        </text:changed-region>
        <text:changed-region xml:id="ct37330608" text:id="ct37330608">
          <text:insertion>
            <office:change-info>
              <dc:creator>Julian Raigosa</dc:creator>
              <dc:date>2016-09-16T16:51:00</dc:date>
            </office:change-info>
          </text:insertion>
        </text:changed-region>
        <text:changed-region xml:id="ct81125376" text:id="ct81125376">
          <text:deletion>
            <office:change-info>
              <dc:creator>Unknown Author</dc:creator>
              <dc:date>2016-09-27T16:16:00</dc:date>
            </office:change-info>
            <text:p text:style-name="Text_20_body"><text:span text:style-name="T9"><text:tab/></text:span></text:p>
          </text:deletion>
          <text:insertion>
            <office:change-info office:chg-author="Julian Raigosa" office:chg-date-time="2016-09-16T16:51:00"/>
          </text:insertion>
        </text:changed-region>
        <text:changed-region xml:id="ct30440208" text:id="ct30440208">
          <text:insertion>
            <office:change-info>
              <dc:creator>Julian Raigosa</dc:creator>
              <dc:date>2016-09-16T16:51:00</dc:date>
            </office:change-info>
          </text:insertion>
        </text:changed-region>
        <text:changed-region xml:id="ct37729520" text:id="ct37729520">
          <text:insertion>
            <office:change-info>
              <dc:creator>Julian Raigosa</dc:creator>
              <dc:date>2016-09-16T16:53:00</dc:date>
            </office:change-info>
          </text:insertion>
        </text:changed-region>
        <text:changed-region xml:id="ct36984720" text:id="ct36984720">
          <text:insertion>
            <office:change-info>
              <dc:creator>Julian Raigosa</dc:creator>
              <dc:date>2016-09-16T16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2"><text:a xlink:type="simple" xlink:href="#__RefHeading___Toc744_1336519871" text:style-name="Index_20_Link" text:visited-style-name="Index_20_Link">1.Introducción<text:tab/>3</text:a></text:p>
          <text:p text:style-name="P52"><text:a xlink:type="simple" xlink:href="#__RefHeading___Toc746_1336519871" text:style-name="Index_20_Link" text:visited-style-name="Index_20_Link">2.Objevivos<text:tab/>4</text:a></text:p>
          <text:p text:style-name="P53"><text:a xlink:type="simple" xlink:href="#__RefHeading___Toc748_1336519871" text:style-name="Index_20_Link" text:visited-style-name="Index_20_Link">I.General.<text:tab/>4</text:a></text:p>
          <text:p text:style-name="P53"><text:a xlink:type="simple" xlink:href="#__RefHeading___Toc750_1336519871" text:style-name="Index_20_Link" text:visited-style-name="Index_20_Link">II.Específicos.<text:tab/>4</text:a></text:p>
          <text:p text:style-name="P52"><text:a xlink:type="simple" xlink:href="#__RefHeading___Toc752_1336519871" text:style-name="Index_20_Link" text:visited-style-name="Index_20_Link">3.Alcance<text:tab/>5</text:a></text:p>
          <text:p text:style-name="P52"><text:a xlink:type="simple" xlink:href="#__RefHeading___Toc754_1336519871" text:style-name="Index_20_Link" text:visited-style-name="Index_20_Link">4.Políticas<text:tab/>6</text:a></text:p>
          <text:p text:style-name="P52"><text:a xlink:type="simple" xlink:href="#__RefHeading___Toc756_1336519871" text:style-name="Index_20_Link" text:visited-style-name="Index_20_Link">5.Actividades<text:tab/>7</text:a></text:p>
          <text:p text:style-name="P53"><text:a xlink:type="simple" xlink:href="#__RefHeading___Toc758_1336519871" text:style-name="Index_20_Link" text:visited-style-name="Index_20_Link">I.Identificar y definir elementos de medición.<text:tab/>7</text:a></text:p>
          <text:p text:style-name="P53"><text:a xlink:type="simple" xlink:href="#__RefHeading___Toc760_1336519871" text:style-name="Index_20_Link" text:visited-style-name="Index_20_Link">II.Definir el plan de recolección de datos.<text:tab/>7</text:a></text:p>
          <text:p text:style-name="P53"><text:a xlink:type="simple" xlink:href="#__RefHeading___Toc762_1336519871" text:style-name="Index_20_Link" text:visited-style-name="Index_20_Link">III.Definir metodología de análisis de datos.<text:tab/>8</text:a></text:p>
          <text:p text:style-name="P53"><text:a xlink:type="simple" xlink:href="#__RefHeading___Toc764_1336519871" text:style-name="Index_20_Link" text:visited-style-name="Index_20_Link">IV.Realizar Análisis y Presentar resultados.<text:tab/>9</text:a></text:p>
        </text:index-body>
      </text:table-of-content>
      <text:h text:style-name="P46" text:outline-level="1"><text:change-start text:change-id="ct37177728"/><text:soft-page-break/></text:h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Heading_20_1" text:outline-level="1"><text:bookmark-start text:name="__RefHeading___Toc744_1336519871"/><text:change-end text:change-id="ct37177728"/><text:change-start text:change-id="ct37160048"/><text:soft-page-break/>I<text:span text:style-name="T41">ntroducción</text:span><text:bookmark-end text:name="__RefHeading___Toc744_1336519871"/></text:h>
      <text:p text:style-name="P16"/>
      <text:p text:style-name="Text_20_body">En este documento se describe el proceso para realizar la medición de un proyecto y realizar el análisis respectivo para asi ser presentados los resultados <text:span text:style-name="T60">y dar soporte a las necesidades de informacion de</text:span> la gerencia e involucrados en el mismo.</text:p>
      <text:p text:style-name="P5"/>
      <text:p text:style-name="P7"/>
      <text:p text:style-name="P5"/>
      <text:h text:style-name="P2" text:outline-level="1"><text:bookmark-start text:name="__RefHeading___Toc746_1336519871"/><text:change-end text:change-id="ct37160048"/><text:change-start text:change-id="ct37147440"/><text:span text:style-name="T58">O</text:span><text:change-end text:change-id="ct37147440"/><text:change-start text:change-id="ct37222304"/><text:span text:style-name="T41">bjevivos</text:span><text:bookmark-end text:name="__RefHeading___Toc746_1336519871"/></text:h>
      <text:p text:style-name="P12"/>
      <text:p text:style-name="P17"/>
      <text:h text:style-name="P48" text:outline-level="2"><text:bookmark-start text:name="__RefHeading___Toc748_1336519871"/><text:change-end text:change-id="ct37222304"/><text:change-start text:change-id="ct37148000"/>General.<text:bookmark-end text:name="__RefHeading___Toc748_1336519871"/><text:change-end text:change-id="ct37148000"/><text:change-start text:change-id="ct36811904"/></text:h>
      <text:list xml:id="list161809190674707" text:continue-numbering="true" text:style-name="WWNum1">
        <text:list-header>
          <text:p text:style-name="P1"><text:change-end text:change-id="ct36811904"/><text:change text:change-id="ct37759968"/><text:change-start text:change-id="ct37047600"/>Medir y analizar los <text:change-end text:change-id="ct37047600"/><text:change-start text:change-id="ct37047824"/>resultados obtenidos a partir de la planeacipon realizada con los objetivos al<text:change-end text:change-id="ct37047824"/><text:change-start text:change-id="ct37048048"/>canzados en terminos de tiempo, dinero, recursos, datos, etc. Y asi poder informar a la gerencia de la gestion realizada en el proyecto.<text:change-end text:change-id="ct37048048"/><text:change-start text:change-id="ct37698832"/></text:p>
          <text:list>
            <text:list-header>
              <text:p text:style-name="P29"/>
            </text:list-header>
          </text:list>
          <text:p text:style-name="P29"/>
        </text:list-header>
      </text:list>
      <text:h text:style-name="P48" text:outline-level="2"><text:bookmark-start text:name="__RefHeading___Toc750_1336519871"/><text:span text:style-name="T12">E</text:span><text:span text:style-name="T10">specíficos</text:span><text:span text:style-name="T26">.</text:span><text:bookmark-end text:name="__RefHeading___Toc750_1336519871"/></text:h>
      <text:list xml:id="list161809175652446" text:continue-numbering="true" text:style-name="WWNum1">
        <text:list-header>
          <text:p text:style-name="P30"/>
          <text:list text:continue-numbering="true">
            <text:list-item>
              <text:p text:style-name="P39">Establecer los elementos de medición de el proyecto <text:span text:style-name="T61">de acuerdo a las necesidades del mismo, del negocio y la gerencia.</text:span></text:p>
              <text:p text:style-name="P31"/>
            </text:list-item>
            <text:list-item>
              <text:p text:style-name="P40">Establecer medidas de análisis con el fin de <text:span text:style-name="T62">recolectar datos, difundirlos, analizarlos y concluir para si hacer una retroalimentacion sobre el proceso.</text:span></text:p>
              <text:p text:style-name="P30"/>
            </text:list-item>
            <text:list-item>
              <text:p text:style-name="P41">Proporcionar resultados a los involucrados y a la generecia con el fin de poder tomar desiciones, corregir errores o preveer situraciones en proyectos futuros.</text:p>
              <text:p text:style-name="P36"/>
              <text:p text:style-name="P32"/>
              <text:p text:style-name="P30"/>
              <text:p text:style-name="P30"/>
            </text:list-item>
          </text:list>
        </text:list-header>
      </text:list>
      <text:p text:style-name="P21"/>
      <text:p text:style-name="P21"/>
      <text:p text:style-name="P21"/>
      <text:h text:style-name="P45" text:outline-level="1"><text:bookmark-start text:name="__RefHeading___Toc752_1336519871"/><text:soft-page-break/>Alcance<text:bookmark-end text:name="__RefHeading___Toc752_1336519871"/></text:h>
      <text:p text:style-name="P13"/>
      <text:p text:style-name="Text_20_body">Identificar los productos de trabajo que serán medidos y analizados de acuerdo al plan establecido, una vez realizado e<text:span text:style-name="T63">ste proceso se deberá generar un informe en el que se presenten las conclusiones y los planes a realizar para corregir errores existentes o asi poder dejar registro para proyectos futuros.</text:span></text:p>
      <text:p text:style-name="P18"/>
      <text:p text:style-name="P6"><text:change-end text:change-id="ct37698832"/><text:change-start text:change-id="ct37387088"/></text:p>
      <text:p text:style-name="P27"/>
      <text:p text:style-name="P28"/>
      <text:p text:style-name="P27"/>
      <text:p text:style-name="P18"><text:change-end text:change-id="ct37387088"/><text:change-start text:change-id="ct36937728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bookmark-start text:name="__RefHeading___Toc754_1336519871"/><text:soft-page-break/><text:span text:style-name="T57">Po</text:span><text:span text:style-name="T56">lítica</text:span><text:span text:style-name="T57">s</text:span><text:span text:style-name="T40"> </text:span><text:bookmark-end text:name="__RefHeading___Toc754_1336519871"/></text:h>
      <text:p text:style-name="P15"/>
      <text:p text:style-name="P15"/>
      <text:list xml:id="list161809545212914" text:continue-numbering="true" text:style-name="WWNum1">
        <text:list-item>
          <text:p text:style-name="P35">Se define el proceso de <text:span text:style-name="T64">medición y análisis </text:span>como una actividad de obligatorio cumplimiento, <text:span text:style-name="T59">con el fin de establecer medidas y analizar los datos resultado del proceso realizado y con estos tomar desiciones sobre el proyecto o futuros desarrollos.</text:span></text:p>
          <text:p text:style-name="P37"/>
        </text:list-item>
        <text:list-item>
          <text:p text:style-name="P35">Se debe realizar el proceso de medicion y análisis mínimo dos veces en cada ciclo de proyecto como medida control y determinacion de medidas en caso de ser necesario.</text:p>
          <text:p text:style-name="P38"/>
        </text:list-item>
      </text:list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change-end text:change-id="ct36937728"/><text:change-start text:change-id="ct78385584"/></text:p>
      <text:h text:style-name="P2" text:outline-level="1"><text:bookmark-start text:name="__RefHeading___Toc756_1336519871"/><text:change-end text:change-id="ct78385584"/><text:change text:change-id="ct62388608"/><text:change text:change-id="ct36937952"/><text:change-start text:change-id="ct37345968"/>Actividades<text:bookmark-end text:name="__RefHeading___Toc756_1336519871"/></text:h>
      <text:p text:style-name="P14"/>
      <text:p text:style-name="Text_20_body"><text:span text:style-name="T18">Todas las actividades deben tener un responsable y un entregable, a continuación definimos el proceso de </text:span><text:span text:style-name="T20">administración de la configuración</text:span><text:span text:style-name="T18"> con las actividades específicas a cumplir:</text:span></text:p>
      <text:p text:style-name="P23"><text:tab/></text:p>
      <text:p text:style-name="P24"/>
      <text:h text:style-name="Heading_20_2" text:outline-level="2"><text:bookmark-start text:name="__RefHeading___Toc758_1336519871"/><text:span text:style-name="T13">Identificar y definir </text:span><text:span text:style-name="T14">elementos de medici</text:span><text:span text:style-name="T15">ó</text:span><text:span text:style-name="T14">n</text:span><text:change-end text:change-id="ct37345968"/><text:change text:change-id="ct30435248"/><text:change-start text:change-id="ct30323264"/><text:span text:style-name="T14">.</text:span><text:bookmark-end text:name="__RefHeading___Toc758_1336519871"/></text:h>
      <text:p text:style-name="Text_20_body"><text:change-end text:change-id="ct30323264"/><text:change text:change-id="ct78902592"/><text:change-start text:change-id="ct80716144"/><text:span text:style-name="T36"><text:tab/>E</text:span><text:change-end text:change-id="ct80716144"/><text:change-start text:change-id="ct81063088"/><text:span text:style-name="T29">l primer elemento es seleccionar los productos de trabajo que serán medidos una vez se </text:span><text:change-end text:change-id="ct81063088"/><text:change-start text:change-id="ct78380688"/><text:span text:style-name="T29"><text:tab/></text:span><text:change-end text:change-id="ct78380688"/><text:change-start text:change-id="ct78119728"/><text:span text:style-name="T29">completen o haya un avance significativo en ellos; estos elementos se deben establecer teniendo </text:span><text:change-end text:change-id="ct78119728"/><text:change-start text:change-id="ct78824560"/><text:span text:style-name="T29"><text:tab/></text:span><text:change-end text:change-id="ct78824560"/><text:change-start text:change-id="ct27235888"/><text:span text:style-name="T29">en cuenta el plan estrategico definido para el proyecto, además se debe establecer para cada </text:span><text:change-end text:change-id="ct27235888"/><text:change-start text:change-id="ct78442752"/><text:span text:style-name="T29"><text:tab/></text:span><text:change-end text:change-id="ct78442752"/><text:change-start text:change-id="ct30511104"/><text:span text:style-name="T29">elemento medida básica de medición (tiempo, dinero, recursos, etc) y así poder comprar con los </text:span><text:change-end text:change-id="ct30511104"/><text:change-start text:change-id="ct78687152"/><text:span text:style-name="T29"><text:tab/></text:span><text:change-end text:change-id="ct78687152"/><text:change-start text:change-id="ct30496928"/><text:span text:style-name="T29">resultados obtenidos.</text:span></text:p>
      <text:p text:style-name="P22"/>
      <text:list xml:id="list6444265023693945842" text:style-name="WWNum2">
        <text:list-item>
          <text:p text:style-name="P42"><text:span text:style-name="T10">Responsable</text:span><text:span text:style-name="T18">: </text:span><text:span text:style-name="T19">Director del proyecto</text:span></text:p>
        </text:list-item>
        <text:list-item>
          <text:p text:style-name="P42"><text:span text:style-name="T10">Producto de Trabajo de Entrada</text:span><text:span text:style-name="T18">: </text:span><text:span text:style-name="T22">Productos de trabajo PP</text:span></text:p>
        </text:list-item>
        <text:list-item>
          <text:p text:style-name="P42"><text:span text:style-name="T10">Producto de Trabajo de Salida</text:span><text:span text:style-name="T18">: </text:span><text:span text:style-name="T22">formato de objetivos de medición.</text:span></text:p>
        </text:list-item>
      </text:list>
      <text:p text:style-name="P22"/>
      <text:h text:style-name="Heading_20_2" text:outline-level="2"><text:bookmark-start text:name="__RefHeading___Toc760_1336519871"/>Definir el plan de recolección de datos<text:change-end text:change-id="ct30496928"/><text:change text:change-id="ct29404960"/><text:change-start text:change-id="ct77272896"/>.<text:bookmark-end text:name="__RefHeading___Toc760_1336519871"/></text:h>
      <text:p text:style-name="Text_20_body"><text:change-end text:change-id="ct77272896"/><text:change text:change-id="ct78103792"/><text:change-start text:change-id="ct29721088"/><text:span text:style-name="T36"><text:tab/>S</text:span><text:change-end text:change-id="ct29721088"/><text:change-start text:change-id="ct81094432"/><text:span text:style-name="T30">e debe definir la forma en la cual los datos se recogeran, </text:span><text:span text:style-name="T31">cuales son las fuentes y donde se </text:span><text:change-end text:change-id="ct81094432"/><text:change-start text:change-id="ct77646352"/><text:span text:style-name="T31"><text:tab/></text:span><text:change-end text:change-id="ct77646352"/><text:change-start text:change-id="ct77390768"/><text:span text:style-name="T31">localizan, los m</text:span><text:span text:style-name="T34">é</text:span><text:span text:style-name="T31">todos para recogerlos </text:span><text:span text:style-name="T33">(encuestas, entrevistas, observación, documentación </text:span><text:change-end text:change-id="ct77390768"/><text:change-start text:change-id="ct77321296"/><text:span text:style-name="T33"><text:tab/></text:span><text:change-end text:change-id="ct77321296"/><text:change-start text:change-id="ct29543856"/><text:span text:style-name="T33">generada) </text:span><text:span text:style-name="T31">y el instrumento para medir la realidad que se desea </text:span><text:span text:style-name="T32">analizar</text:span><text:span text:style-name="T31">.</text:span></text:p>
      <text:list xml:id="list4893556801771820337" text:style-name="WWNum10">
        <text:list-header>
          <text:p text:style-name="P50"/>
        </text:list-header>
      </text:list>
      <text:list xml:id="list7923086869260016848" text:style-name="L1">
        <text:list-item>
          <text:p text:style-name="P43"><text:span text:style-name="T10">Responsable: </text:span><text:span text:style-name="T27">Director del proyecto</text:span><text:span text:style-name="T18">.</text:span></text:p>
        </text:list-item>
        <text:list-item>
          <text:p text:style-name="P43"><text:span text:style-name="T10">Producto de Trabajo de Entrada</text:span><text:span text:style-name="T18">: </text:span><text:span text:style-name="T23">N/A</text:span><text:span text:style-name="T21">.</text:span></text:p>
        </text:list-item>
        <text:list-item>
          <text:p text:style-name="P43"><text:soft-page-break/><text:span text:style-name="T11">Producto de Trabajo de Salida</text:span><text:span text:style-name="T27">: </text:span><text:span text:style-name="T34">Formato de planificación de recolección de datos</text:span><text:span text:style-name="T28">.</text:span></text:p>
        </text:list-item>
      </text:list>
      <text:p text:style-name="P26"/>
      <text:h text:style-name="Heading_20_2" text:outline-level="2"><text:bookmark-start text:name="__RefHeading___Toc762_1336519871"/>Definir metodología de análisis de datos<text:change-end text:change-id="ct29543856"/><text:change-start text:change-id="ct77272672"/>.<text:bookmark-end text:name="__RefHeading___Toc762_1336519871"/></text:h>
      <text:p text:style-name="Text_20_body"><text:change-end text:change-id="ct77272672"/><text:change text:change-id="ct77430704"/><text:change-start text:change-id="ct77440496"/><text:span text:style-name="T36"><text:tab/>U</text:span><text:change-end text:change-id="ct77440496"/><text:change-start text:change-id="ct77394944"/><text:span text:style-name="T35">na vez concluida la fase de recolección de datos se debe definir una forma para analizar los </text:span><text:change-end text:change-id="ct77394944"/><text:change-start text:change-id="ct61894896"/><text:span text:style-name="T35"><text:tab/></text:span><text:change-end text:change-id="ct61894896"/><text:change-start text:change-id="ct30437440"/><text:span text:style-name="T35">mismos, de manera que se puedan ordenar, manipular y resumir para que después puedan ser </text:span><text:change-end text:change-id="ct30437440"/><text:change-start text:change-id="ct63709936"/><text:span text:style-name="T35"><text:tab/></text:span><text:change-end text:change-id="ct63709936"/><text:change-start text:change-id="ct29769792"/><text:span text:style-name="T35">interpretados y se puedan sacar las conclusiones del caso. Para esto se debe tener en cuenta el </text:span><text:change-end text:change-id="ct29769792"/><text:change-start text:change-id="ct77413072"/><text:span text:style-name="T35"><text:tab/></text:span><text:change-end text:change-id="ct77413072"/><text:change-start text:change-id="ct33595248"/><text:span text:style-name="T35">formato de planificacion de datos y el de objetivos de medición, ya que estos contienen las </text:span><text:change-end text:change-id="ct33595248"/><text:change-start text:change-id="ct77540896"/><text:span text:style-name="T35"><text:tab/></text:span><text:change-end text:change-id="ct77540896"/><text:change-start text:change-id="ct61441296"/><text:span text:style-name="T35">variables que se deben terner en cuenta para realizar el proceso.</text:span></text:p>
      <text:list xml:id="list161809465048528" text:continue-list="list4893556801771820337" text:style-name="WWNum10">
        <text:list-header>
          <text:p text:style-name="P51"><text:s/></text:p>
        </text:list-header>
      </text:list>
      <text:list xml:id="list8865596988949301478" text:style-name="L2">
        <text:list-item>
          <text:p text:style-name="P44"><text:change-end text:change-id="ct61441296"/><text:change-start text:change-id="ct37350032"/><text:span text:style-name="T2">Responsable: </text:span><text:span text:style-name="T43">Director del proyecto</text:span><text:span text:style-name="T42">.</text:span></text:p>
        </text:list-item>
        <text:list-item>
          <text:p text:style-name="P44"><text:span text:style-name="T10">Producto de Trabajo de Entrada</text:span><text:span text:style-name="T18">: </text:span><text:span text:style-name="T24">formato de recolección de datos y formato de objetivos de medición</text:span><text:span text:style-name="T21">.</text:span></text:p>
        </text:list-item>
        <text:list-item>
          <text:p text:style-name="P44"><text:span text:style-name="T17">Producto de Trabajo de Salida</text:span><text:span text:style-name="T37">: </text:span><text:change-end text:change-id="ct37350032"/><text:change-start text:change-id="ct37349440"/><text:span text:style-name="T38">Formato de metodología de análisis de datos.</text:span><text:change-end text:change-id="ct37349440"/><text:change-start text:change-id="ct37350864"/></text:p>
        </text:list-item>
      </text:list>
      <text:h text:style-name="P3" text:outline-level="2"><text:bookmark-start text:name="__RefHeading___Toc764_1336519871"/><text:change-end text:change-id="ct37350864"/><text:change text:change-id="ct37477152"/><text:change text:change-id="ct80422000"/><text:change text:change-id="ct70185024"/><text:change-start text:change-id="ct37346272"/><text:span text:style-name="T51">Realizar </text:span><text:change-end text:change-id="ct37346272"/><text:change-start text:change-id="ct36982704"/><text:span text:style-name="T8">Análisis y Presentar resultados</text:span><text:change-end text:change-id="ct36982704"/><text:change-start text:change-id="ct77475888"/><text:span text:style-name="T8">.</text:span><text:bookmark-end text:name="__RefHeading___Toc764_1336519871"/><text:change-end text:change-id="ct77475888"/><text:change-start text:change-id="ct30371968"/></text:h>
      <text:p text:style-name="Text_20_body"><text:change-end text:change-id="ct30371968"/><text:change text:change-id="ct63813504"/><text:change text:change-id="ct37006864"/><text:change text:change-id="ct63786576"/><text:change-start text:change-id="ct77635456"/><text:span text:style-name="T49"><text:tab/>U</text:span><text:change-end text:change-id="ct77635456"/><text:change-start text:change-id="ct36985488"/><text:span text:style-name="T9">na vez tomados los datos y organizados, estos se <text:tab/>deben analizar </text:span><text:change-end text:change-id="ct36985488"/><text:change-start text:change-id="ct36987360"/><text:span text:style-name="T9">e interpretar con el fin de </text:span><text:change-end text:change-id="ct36987360"/><text:change-start text:change-id="ct77341584"/><text:span text:style-name="T9"><text:tab/></text:span><text:change-end text:change-id="ct77341584"/><text:change-start text:change-id="ct77551296"/><text:span text:style-name="T9">encontrar oportunidades de mejora en el desarrollo del </text:span><text:change-end text:change-id="ct77551296"/><text:change text:change-id="ct77517184"/><text:change-start text:change-id="ct37051200"/><text:span text:style-name="T9">producto, los procesos planeados o dejar </text:span><text:change-end text:change-id="ct37051200"/><text:change-start text:change-id="ct77374864"/><text:span text:style-name="T9"><text:tab/></text:span><text:change-end text:change-id="ct77374864"/><text:change-start text:change-id="ct69954432"/><text:span text:style-name="T9">un registro para desarrollos futuros</text:span><text:change-end text:change-id="ct69954432"/><text:change-start text:change-id="ct37203056"/><text:span text:style-name="T9">, además <text:s/>se deben </text:span><text:change-end text:change-id="ct37203056"/><text:change text:change-id="ct77444992"/><text:change-start text:change-id="ct77501536"/><text:span text:style-name="T9">de presentar a gerencia </text:span><text:span text:style-name="T46">y demas </text:span><text:change-end text:change-id="ct77501536"/><text:change-start text:change-id="ct77548080"/><text:span text:style-name="T46"><text:tab/></text:span><text:change-end text:change-id="ct77548080"/><text:change-start text:change-id="ct37330608"/><text:span text:style-name="T46">interesados en el proyecto </text:span><text:span text:style-name="T9">para que se tomen medidas en caso </text:span><text:change-end text:change-id="ct37330608"/><text:change text:change-id="ct81125376"/><text:change-start text:change-id="ct30440208"/><text:span text:style-name="T9">de ser necesario.</text:span><text:change-end text:change-id="ct30440208"/><text:change-start text:change-id="ct37729520"/></text:p>
      <text:p text:style-name="P20"/>
      <text:list xml:id="list161808648860156" text:continue-numbering="true" text:style-name="L2">
        <text:list-item>
          <text:p text:style-name="P44"><text:change-end text:change-id="ct37729520"/><text:change-start text:change-id="ct36984720"/><text:span text:style-name="T2">Responsable: </text:span><text:span text:style-name="T43">Director del proyecto</text:span><text:span text:style-name="T42">.</text:span></text:p>
        </text:list-item>
        <text:list-item>
          <text:p text:style-name="P44"><text:span text:style-name="T10">Producto de Trabajo de Entrada</text:span><text:span text:style-name="T18">: </text:span><text:span text:style-name="T25">formato de análisis de datos</text:span><text:span text:style-name="T21">.</text:span></text:p>
        </text:list-item>
        <text:list-item>
          <text:p text:style-name="P44"><text:span text:style-name="T17">Producto de Trabajo de Salida</text:span><text:span text:style-name="T37">: </text:span><text:span text:style-name="T39">f</text:span><text:span text:style-name="T38">ormato de </text:span><text:span text:style-name="T39">presentación de conclusiones del análisis de datos.</text:span><text:change-end text:change-id="ct369847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, Helvetica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style:font-name="Liberation Serif1" fo:font-family="'Liberation Serif'" style:font-family-generic="roman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style:font-name="Liberation Serif1" fo:font-family="'Liberation Serif'" style:font-family-generic="roman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ulo_7e_LT_7e_Gliederung_20_1" style:display-name="Diapositiva de título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1" style:display-name="Título y objetos~LT~Gliederung 1" style:family="paragraph" style:default-outline-level="">
      <style:paragraph-properties fo:margin-top="0cm" fo:margin-bottom="0.499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Gliederung_20_2" style:display-name="Título y objetos~LT~Gliederung 2" style:family="paragraph" style:parent-style-name="Título_20_y_20_objetos_7e_LT_7e_Gliederung_20_1" style:default-outline-level="">
      <style:paragraph-properties fo:margin-top="0cm" fo:margin-bottom="0.4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y_20_objetos_7e_LT_7e_Gliederung_20_3" style:display-name="Título y objetos~LT~Gliederung 3" style:family="paragraph" style:parent-style-name="Título_20_y_20_objetos_7e_LT_7e_Gliederung_20_2" style:default-outline-level="">
      <style:paragraph-properties fo:margin-top="0cm" fo:margin-bottom="0.3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y_20_objetos_7e_LT_7e_Gliederung_20_4" style:display-name="Título y objetos~LT~Gliederung 4" style:family="paragraph" style:parent-style-name="Título_20_y_20_objetos_7e_LT_7e_Gliederung_20_3" style:default-outline-level="">
      <style:paragraph-properties fo:margin-top="0cm" fo:margin-bottom="0.199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y_20_objetos_7e_LT_7e_Gliederung_20_5" style:display-name="Título y objetos~LT~Gliederung 5" style:family="paragraph" style:parent-style-name="Título_20_y_20_objetos_7e_LT_7e_Gliederung_20_4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6" style:display-name="Título y objetos~LT~Gliederung 6" style:family="paragraph" style:parent-style-name="Título_20_y_20_objetos_7e_LT_7e_Gliederung_20_5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7" style:display-name="Título y objetos~LT~Gliederung 7" style:family="paragraph" style:parent-style-name="Título_20_y_20_objetos_7e_LT_7e_Gliederung_20_6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8" style:display-name="Título y objetos~LT~Gliederung 8" style:family="paragraph" style:parent-style-name="Título_20_y_20_objetos_7e_LT_7e_Gliederung_20_7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9" style:display-name="Título y objetos~LT~Gliederung 9" style:family="paragraph" style:parent-style-name="Título_20_y_20_objetos_7e_LT_7e_Gliederung_20_8" style:default-outline-level="">
      <style:paragraph-properties fo:margin-top="0cm" fo:margin-bottom="0.101cm" loext:contextual-spacing="false" style:line-height-at-least="0.353cm" fo:text-align="start" style:justify-single-word="false"/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Titel" style:display-name="Título y objet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Untertitel" style:display-name="Título y objeto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Notizen" style:display-name="Título y objet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Hintergrundobjekte" style:display-name="Título y objet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y_20_objetos_7e_LT_7e_Hintergrund" style:display-name="Título y objet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8"><draw:image xlink:href="Pictures/10000201000002AD000000EBB6B3B19B17B1A2F0.png" xlink:type="simple" xlink:show="embed" xlink:actuate="onLoad"/></draw:frame></draw:a></text:p>
            </table:table-cell>
            <table:table-cell table:style-name="Table2.B1" office:value-type="string">
              <text:p text:style-name="MP2"><text:title>Proceso de Medición y Análisis</text:title></text:p>
              <text:p text:style-name="MP3"><text:subject>Define el proceso a seguir para realizar medición y análisis de proyectos en Hospitec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MA-09</text:user-defined></text:p>
                  </table:table-cell>
                  <table:table-cell table:style-name="Table1.B4" office:value-type="string">
                    <text:p text:style-name="Revision_20_Table_20_Content"><text:editing-cycles>122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7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/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122</meta:editing-cycles>
    <meta:editing-duration>PT8H24M40S</meta:editing-duration>
    <dc:subject>Define el proceso a seguir para realizar medición y análisis de proyectos en Hospitec</dc:subject>
    <dc:title>Proceso de Medición y Análisis</dc:title>
    <meta:generator>LibreOffice/5.2.1.2$Linux_X86_64 LibreOffice_project/20m0$Build-2</meta:generator>
    <meta:initial-creator>Julian Raigosa</meta:initial-creator>
    <dc:date>2016-09-27T16:17:28.238851309</dc:date>
    <meta:document-statistic meta:table-count="2" meta:image-count="1" meta:object-count="0" meta:page-count="9" meta:paragraph-count="76" meta:word-count="774" meta:character-count="4754" meta:non-whitespace-character-count="4060"/>
    <meta:user-defined meta:name="Classification">TRN3</meta:user-defined>
    <meta:user-defined meta:name="Code">DE-MA-09</meta:user-defined>
    <meta:user-defined meta:name="Expiry" meta:value-type="date">2017-04-28</meta:user-defined>
  </office:meta>
</office:document-meta>
</file>